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B4" style:family="table-cell">
      <style:table-cell-properties fo:padding="0.97mm" fo:border="none"/>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B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B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5" style:family="table-cell">
      <style:table-cell-properties fo:background-color="#e6e6ff" fo:padding="0.97mm" fo:border="none">
        <style:background-image/>
      </style:table-cell-properties>
    </style:style>
    <style:style style:name="Table2.B5" style:family="table-cell">
      <style:table-cell-properties fo:background-color="#e6e6ff" fo:padding="0.97mm" fo:border="non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B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 style:family="table-cell">
      <style:table-cell-properties fo:background-color="#e6e6ff" fo:padding="0.97mm" fo:border="none">
        <style:background-image/>
      </style:table-cell-properties>
    </style:style>
    <style:style style:name="Table43.A4" style:family="table-cell">
      <style:table-cell-properties fo:background-color="transparent" fo:padding="0.97mm" fo:border="none">
        <style:background-image/>
      </style:table-cell-properties>
    </style:style>
    <style:style style:name="Table43.B4" style:family="table-cell">
      <style:table-cell-properties fo:background-color="transparent" fo:padding="0.97mm" fo:border="none">
        <style:background-image/>
      </style:table-cell-properties>
    </style:style>
    <style:style style:name="Table43.A5" style:family="table-cell">
      <style:table-cell-properties fo:background-color="transparent" fo:padding="0.97mm" fo:border="none">
        <style:background-image/>
      </style:table-cell-properties>
    </style:style>
    <style:style style:name="Table43.B5" style:family="table-cell">
      <style:table-cell-properties fo:background-color="transparent" fo:padding="0.97mm" fo:border="none">
        <style:background-image/>
      </style:table-cell-properties>
    </style:style>
    <style:style style:name="Table43.A6" style:family="table-cell">
      <style:table-cell-properties fo:background-color="#e6e6ff" fo:padding="0.97mm" fo:border="none">
        <style:background-image/>
      </style:table-cell-properties>
    </style:style>
    <style:style style:name="Table43.B6" style:family="table-cell">
      <style:table-cell-properties fo:background-color="#e6e6ff" fo:padding="0.97mm" fo:border="none">
        <style:background-image/>
      </style:table-cell-properties>
    </style:style>
    <style:style style:name="Table43.A7" style:family="table-cell">
      <style:table-cell-properties fo:background-color="transparent" fo:padding="0.97mm" fo:border="none">
        <style:background-image/>
      </style:table-cell-properties>
    </style:style>
    <style:style style:name="Table43.B7" style:family="table-cell">
      <style:table-cell-properties fo:background-color="transparent" fo:padding="0.97mm" fo:border="none">
        <style:background-image/>
      </style:table-cell-properties>
    </style:style>
    <style:style style:name="Table43.A8" style:family="table-cell">
      <style:table-cell-properties fo:background-color="#e6e6ff" fo:padding="0.97mm" fo:border="none">
        <style:background-image/>
      </style:table-cell-properties>
    </style:style>
    <style:style style:name="Table43.B8" style:family="table-cell">
      <style:table-cell-properties fo:background-color="#e6e6ff" fo:padding="0.97mm" fo:border="none">
        <style:background-image/>
      </style:table-cell-properties>
    </style:style>
    <style:style style:name="Table43.A9" style:family="table-cell">
      <style:table-cell-properties fo:background-color="transparent" fo:padding="0.97mm" fo:border="none">
        <style:background-image/>
      </style:table-cell-properties>
    </style:style>
    <style:style style:name="Table43.B9" style:family="table-cell">
      <style:table-cell-properties fo:background-color="transparent" fo:padding="0.97mm" fo:border="none">
        <style:background-image/>
      </style:table-cell-properties>
    </style:style>
    <style:style style:name="Table43.A10" style:family="table-cell">
      <style:table-cell-properties fo:background-color="#e6e6ff" fo:padding="0.97mm" fo:border="none">
        <style:background-image/>
      </style:table-cell-properties>
    </style:style>
    <style:style style:name="Table43.B10" style:family="table-cell">
      <style:table-cell-properties fo:background-color="#e6e6ff" fo:padding="0.97mm" fo:border="none">
        <style:background-image/>
      </style:table-cell-properties>
    </style:style>
    <style:style style:name="Table43.A11" style:family="table-cell">
      <style:table-cell-properties fo:background-color="transparent" fo:padding="0.97mm" fo:border="none">
        <style:background-image/>
      </style:table-cell-properties>
    </style:style>
    <style:style style:name="Table43.B11" style:family="table-cell">
      <style:table-cell-properties fo:background-color="transparent" fo:padding="0.97mm" fo:border="none">
        <style:background-image/>
      </style:table-cell-properties>
    </style:style>
    <style:style style:name="Table43.A12" style:family="table-cell">
      <style:table-cell-properties fo:background-color="#e6e6ff" fo:padding="0.97mm" fo:border="none">
        <style:background-image/>
      </style:table-cell-properties>
    </style:style>
    <style:style style:name="Table43.B12" style:family="table-cell">
      <style:table-cell-properties fo:background-color="#e6e6ff" fo:padding="0.97mm" fo:border="none">
        <style:background-image/>
      </style:table-cell-properties>
    </style:style>
    <style:style style:name="Table43.A13" style:family="table-cell">
      <style:table-cell-properties fo:background-color="transparent" fo:padding="0.97mm" fo:border="none">
        <style:background-image/>
      </style:table-cell-properties>
    </style:style>
    <style:style style:name="Table43.B13" style:family="table-cell">
      <style:table-cell-properties fo:background-color="transparent" fo:padding="0.97mm" fo:border="none">
        <style:background-image/>
      </style:table-cell-properties>
    </style:style>
    <style:style style:name="Table43.A14" style:family="table-cell">
      <style:table-cell-properties fo:background-color="#e6e6ff" fo:padding="0.97mm" fo:border="none">
        <style:background-image/>
      </style:table-cell-properties>
    </style:style>
    <style:style style:name="Table43.B14" style:family="table-cell">
      <style:table-cell-properties fo:background-color="#e6e6ff" fo:padding="0.97mm" fo:border="none">
        <style:background-image/>
      </style:table-cell-properties>
    </style:style>
    <style:style style:name="Table43.A15" style:family="table-cell">
      <style:table-cell-properties fo:background-color="transparent" fo:padding="0.97mm" fo:border="none">
        <style:background-image/>
      </style:table-cell-properties>
    </style:style>
    <style:style style:name="Table43.B15" style:family="table-cell">
      <style:table-cell-properties fo:background-color="transparent" fo:padding="0.97mm" fo:border="none">
        <style:background-image/>
      </style:table-cell-properties>
    </style:style>
    <style:style style:name="Table43.A16" style:family="table-cell">
      <style:table-cell-properties fo:background-color="#e6e6ff" fo:padding="0.97mm" fo:border="none">
        <style:background-image/>
      </style:table-cell-properties>
    </style:style>
    <style:style style:name="Table43.B16" style:family="table-cell">
      <style:table-cell-properties fo:background-color="#e6e6ff" fo:padding="0.97mm" fo:border="none">
        <style:background-image/>
      </style:table-cell-properties>
    </style:style>
    <style:style style:name="Table43.A17" style:family="table-cell">
      <style:table-cell-properties fo:background-color="transparent" fo:padding="0.97mm" fo:border="none">
        <style:background-image/>
      </style:table-cell-properties>
    </style:style>
    <style:style style:name="Table43.B17" style:family="table-cell">
      <style:table-cell-properties fo:background-color="transparent" fo:padding="0.97mm" fo:border="none">
        <style:background-image/>
      </style:table-cell-properties>
    </style:style>
    <style:style style:name="Table43.A18" style:family="table-cell">
      <style:table-cell-properties fo:background-color="#e6e6ff" fo:padding="0.97mm" fo:border="none">
        <style:background-image/>
      </style:table-cell-properties>
    </style:style>
    <style:style style:name="Table43.B18" style:family="table-cell">
      <style:table-cell-properties fo:background-color="#e6e6ff" fo:padding="0.97mm" fo:border="none">
        <style:background-image/>
      </style:table-cell-properties>
    </style:style>
    <style:style style:name="Table43.A19" style:family="table-cell">
      <style:table-cell-properties fo:background-color="transparent" fo:padding="0.97mm" fo:border="none">
        <style:background-image/>
      </style:table-cell-properties>
    </style:style>
    <style:style style:name="Table43.B19" style:family="table-cell">
      <style:table-cell-properties fo:background-color="transparent" fo:padding="0.97mm" fo:border="none">
        <style:background-image/>
      </style:table-cell-properties>
    </style:style>
    <style:style style:name="Table43.A20" style:family="table-cell">
      <style:table-cell-properties fo:background-color="#ffffff" fo:padding="0.97mm" fo:border="none">
        <style:background-image/>
      </style:table-cell-properties>
    </style:style>
    <style:style style:name="Table43.B20" style:family="table-cell">
      <style:table-cell-properties fo:background-color="#ffffff" fo:padding="0.97mm" fo:border="none">
        <style:background-image/>
      </style:table-cell-properties>
    </style:style>
    <style:style style:name="Table43.A21" style:family="table-cell">
      <style:table-cell-properties fo:background-color="#e6e6ff" fo:padding="0.97mm" fo:border="none">
        <style:background-image/>
      </style:table-cell-properties>
    </style:style>
    <style:style style:name="Table43.B21" style:family="table-cell">
      <style:table-cell-properties fo:background-color="#e6e6ff" fo:padding="0.97mm" fo:border="none">
        <style:background-image/>
      </style:table-cell-properties>
    </style:style>
    <style:style style:name="Table43.A22" style:family="table-cell">
      <style:table-cell-properties fo:background-color="transparent" fo:padding="0.97mm" fo:border="none">
        <style:background-image/>
      </style:table-cell-properties>
    </style:style>
    <style:style style:name="Table43.B22" style:family="table-cell">
      <style:table-cell-properties fo:background-color="transparent" fo:padding="0.97mm" fo:border="none">
        <style:background-image/>
      </style:table-cell-properties>
    </style:style>
    <style:style style:name="Table43.A23" style:family="table-cell">
      <style:table-cell-properties fo:background-color="#e6e6ff" fo:padding="0.97mm" fo:border="none">
        <style:background-image/>
      </style:table-cell-properties>
    </style:style>
    <style:style style:name="Table43.B23" style:family="table-cell">
      <style:table-cell-properties fo:background-color="#e6e6ff" fo:padding="0.97mm" fo:border="none">
        <style:background-image/>
      </style:table-cell-properties>
    </style:style>
    <style:style style:name="Table43.A24" style:family="table-cell">
      <style:table-cell-properties fo:background-color="transparent" fo:padding="0.97mm" fo:border="none">
        <style:background-image/>
      </style:table-cell-properties>
    </style:style>
    <style:style style:name="Table43.B24" style:family="table-cell">
      <style:table-cell-properties fo:background-color="transparent" fo:padding="0.97mm" fo:border="none">
        <style:background-image/>
      </style:table-cell-properties>
    </style:style>
    <style:style style:name="Table43.A25" style:family="table-cell">
      <style:table-cell-properties fo:background-color="#e6e6ff" fo:padding="0.97mm" fo:border="none">
        <style:background-image/>
      </style:table-cell-properties>
    </style:style>
    <style:style style:name="Table43.B25" style:family="table-cell">
      <style:table-cell-properties fo:background-color="#e6e6ff" fo:padding="0.97mm" fo:border="none">
        <style:background-image/>
      </style:table-cell-properties>
    </style:style>
    <style:style style:name="Table43.A26" style:family="table-cell">
      <style:table-cell-properties fo:background-color="transparent" fo:padding="0.97mm" fo:border="none">
        <style:background-image/>
      </style:table-cell-properties>
    </style:style>
    <style:style style:name="Table43.B26" style:family="table-cell">
      <style:table-cell-properties fo:background-color="transparent" fo:padding="0.97mm" fo:border="none">
        <style:background-image/>
      </style:table-cell-properties>
    </style:style>
    <style:style style:name="Table43.A27" style:family="table-cell">
      <style:table-cell-properties fo:background-color="#e6e6ff" fo:padding="0.97mm" fo:border="none">
        <style:background-image/>
      </style:table-cell-properties>
    </style:style>
    <style:style style:name="Table43.B27" style:family="table-cell">
      <style:table-cell-properties fo:background-color="#e6e6ff" fo:padding="0.97mm" fo:border="none">
        <style:background-image/>
      </style:table-cell-properties>
    </style:style>
    <style:style style:name="Table43.A28" style:family="table-cell">
      <style:table-cell-properties fo:background-color="transparent" fo:padding="0.97mm" fo:border="none">
        <style:background-image/>
      </style:table-cell-properties>
    </style:style>
    <style:style style:name="Table43.B28" style:family="table-cell">
      <style:table-cell-properties fo:background-color="transparent" fo:padding="0.97mm" fo:border="none">
        <style:background-image/>
      </style:table-cell-properties>
    </style:style>
    <style:style style:name="Table43.A29" style:family="table-cell">
      <style:table-cell-properties fo:background-color="#e6e6ff" fo:padding="0.97mm" fo:border="none">
        <style:background-image/>
      </style:table-cell-properties>
    </style:style>
    <style:style style:name="Table43.B29" style:family="table-cell">
      <style:table-cell-properties fo:background-color="#e6e6ff" fo:padding="0.97mm" fo:border="none">
        <style:background-image/>
      </style:table-cell-properties>
    </style:style>
    <style:style style:name="Table43.A30" style:family="table-cell">
      <style:table-cell-properties fo:background-color="transparent" fo:padding="0.97mm" fo:border="none">
        <style:background-image/>
      </style:table-cell-properties>
    </style:style>
    <style:style style:name="Table43.B30" style:family="table-cell">
      <style:table-cell-properties fo:background-color="transparent" fo:padding="0.97mm" fo:border="none">
        <style:background-image/>
      </style:table-cell-properties>
    </style:style>
    <style:style style:name="Table43.A31" style:family="table-cell">
      <style:table-cell-properties fo:background-color="#e6e6ff" fo:padding="0.97mm" fo:border="none">
        <style:background-image/>
      </style:table-cell-properties>
    </style:style>
    <style:style style:name="Table43.B31" style:family="table-cell">
      <style:table-cell-properties fo:background-color="#e6e6ff" fo:padding="0.97mm" fo:border="none">
        <style:background-image/>
      </style:table-cell-properties>
    </style:style>
    <style:style style:name="Table43.A32" style:family="table-cell">
      <style:table-cell-properties fo:background-color="transparent" fo:padding="0.97mm" fo:border="none">
        <style:background-image/>
      </style:table-cell-properties>
    </style:style>
    <style:style style:name="Table43.B32" style:family="table-cell">
      <style:table-cell-properties fo:background-color="transparent" fo:padding="0.97mm" fo:border="none">
        <style:background-image/>
      </style:table-cell-properties>
    </style:style>
    <style:style style:name="Table43.A33" style:family="table-cell">
      <style:table-cell-properties fo:background-color="#e6e6ff" fo:padding="0.97mm" fo:border="none">
        <style:background-image/>
      </style:table-cell-properties>
    </style:style>
    <style:style style:name="Table43.B33" style:family="table-cell">
      <style:table-cell-properties fo:background-color="#e6e6ff" fo:padding="0.97mm" fo:border="none">
        <style:background-image/>
      </style:table-cell-properties>
    </style:style>
    <style:style style:name="Table43.A34" style:family="table-cell">
      <style:table-cell-properties fo:background-color="transparent" fo:padding="0.97mm" fo:border="none">
        <style:background-image/>
      </style:table-cell-properties>
    </style:style>
    <style:style style:name="Table43.B34" style:family="table-cell">
      <style:table-cell-properties fo:background-color="transparent" fo:padding="0.97mm" fo:border="none">
        <style:background-image/>
      </style:table-cell-properties>
    </style:style>
    <style:style style:name="Table43.A35" style:family="table-cell">
      <style:table-cell-properties fo:background-color="#e6e6ff" fo:padding="0.97mm" fo:border="none">
        <style:background-image/>
      </style:table-cell-properties>
    </style:style>
    <style:style style:name="Table43.B35" style:family="table-cell">
      <style:table-cell-properties fo:background-color="#e6e6ff" fo:padding="0.97mm" fo:border="none">
        <style:background-image/>
      </style:table-cell-properties>
    </style:style>
    <style:style style:name="Table43.A36" style:family="table-cell">
      <style:table-cell-properties fo:background-color="transparent" fo:padding="0.97mm" fo:border="none">
        <style:background-image/>
      </style:table-cell-properties>
    </style:style>
    <style:style style:name="Table43.B36" style:family="table-cell">
      <style:table-cell-properties fo:background-color="transparent" fo:padding="0.97mm" fo:border="none">
        <style:background-image/>
      </style:table-cell-properties>
    </style:style>
    <style:style style:name="Table43.A37" style:family="table-cell">
      <style:table-cell-properties fo:background-color="#e6e6ff" fo:padding="0.97mm" fo:border="none">
        <style:background-image/>
      </style:table-cell-properties>
    </style:style>
    <style:style style:name="Table43.B37" style:family="table-cell">
      <style:table-cell-properties fo:background-color="#e6e6ff" fo:padding="0.97mm" fo:border="none">
        <style:background-image/>
      </style:table-cell-properties>
    </style:style>
    <style:style style:name="Table43.A38" style:family="table-cell">
      <style:table-cell-properties fo:background-color="transparent" fo:padding="0.97mm" fo:border="none">
        <style:background-image/>
      </style:table-cell-properties>
    </style:style>
    <style:style style:name="Table43.B38" style:family="table-cell">
      <style:table-cell-properties fo:background-color="transparent" fo:padding="0.97mm" fo:border="none">
        <style:background-image/>
      </style:table-cell-properties>
    </style:style>
    <style:style style:name="Table43.A39" style:family="table-cell">
      <style:table-cell-properties fo:background-color="#e6e6ff" fo:padding="0.97mm" fo:border="none">
        <style:background-image/>
      </style:table-cell-properties>
    </style:style>
    <style:style style:name="Table43.B39" style:family="table-cell">
      <style:table-cell-properties fo:background-color="#e6e6ff" fo:padding="0.97mm" fo:border="none">
        <style:background-image/>
      </style:table-cell-properties>
    </style:style>
    <style:style style:name="Table43.A40" style:family="table-cell">
      <style:table-cell-properties fo:background-color="transparent" fo:padding="0.97mm" fo:border="none">
        <style:background-image/>
      </style:table-cell-properties>
    </style:style>
    <style:style style:name="Table43.B40" style:family="table-cell">
      <style:table-cell-properties fo:background-color="transparent"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cmd_5f_code">
      <style:text-properties officeooo:paragraph-rsid="001cfd80"/>
    </style:style>
    <style:style style:name="P2" style:family="paragraph" style:parent-style-name="cmd_5f_code">
      <style:text-properties fo:background-color="transparent"/>
    </style:style>
    <style:style style:name="P3" style:family="paragraph" style:parent-style-name="cmd_5f_code">
      <style:text-properties officeooo:paragraph-rsid="0028db5b" fo:background-color="transparent"/>
    </style:style>
    <style:style style:name="P4" style:family="paragraph" style:parent-style-name="cmd_5f_code">
      <style:text-properties style:font-name="Courier New" fo:font-size="10.5pt"/>
    </style:style>
    <style:style style:name="P5" style:family="paragraph" style:parent-style-name="cmd_5f_code">
      <style:text-properties officeooo:paragraph-rsid="0025ffe5"/>
    </style:style>
    <style:style style:name="P6" style:family="paragraph" style:parent-style-name="Standard">
      <style:text-properties fo:language="en" fo:country="US"/>
    </style:style>
    <style:style style:name="P7" style:family="paragraph" style:parent-style-name="Standard">
      <style:text-properties fo:language="en" fo:country="US" fo:font-style="normal" fo:background-color="transparent" style:font-style-asian="normal" style:font-style-complex="normal"/>
    </style:style>
    <style:style style:name="P8" style:family="paragraph" style:parent-style-name="Standard">
      <style:text-properties fo:language="en" fo:country="US" fo:background-color="transparent"/>
    </style:style>
    <style:style style:name="P9" style:family="paragraph" style:parent-style-name="Standard">
      <style:text-properties style:use-window-font-color="true" fo:language="en" fo:country="US" fo:font-style="normal" fo:background-color="transparent" style:font-style-asian="normal" style:font-style-complex="normal"/>
    </style:style>
    <style:style style:name="P10" style:family="paragraph" style:parent-style-name="Standard">
      <style:text-properties fo:background-color="transparent"/>
    </style:style>
    <style:style style:name="P11" style:family="paragraph" style:parent-style-name="Standard">
      <style:text-properties officeooo:paragraph-rsid="0029b7df" fo:background-color="transparent"/>
    </style:style>
    <style:style style:name="P12" style:family="paragraph" style:parent-style-name="Standard">
      <style:text-properties officeooo:paragraph-rsid="0029b91f" fo:background-color="transparent"/>
    </style:style>
    <style:style style:name="P13" style:family="paragraph" style:parent-style-name="Standard">
      <style:text-properties officeooo:paragraph-rsid="0025ffe5"/>
    </style:style>
    <style:style style:name="P14" style:family="paragraph" style:parent-style-name="cmd_5f_code_5f_single">
      <style:text-properties fo:background-color="transparent"/>
    </style:style>
    <style:style style:name="P15" style:family="paragraph" style:parent-style-name="Heading_20_1" style:master-page-name="First_20_Page">
      <style:paragraph-properties style:page-number="auto"/>
    </style:style>
    <style:style style:name="T1" style:family="text">
      <style:text-properties style:font-name="Courier New" fo:font-size="10.5pt"/>
    </style:style>
    <style:style style:name="T2" style:family="text">
      <style:text-properties style:font-name="Courier New" fo:font-size="10.5pt" officeooo:rsid="001386e1"/>
    </style:style>
    <style:style style:name="T3" style:family="text">
      <style:text-properties style:font-name="Courier New" fo:font-size="10.5pt" officeooo:rsid="0025ffe5"/>
    </style:style>
    <style:style style:name="T4" style:family="text">
      <style:text-properties officeooo:rsid="001ca644"/>
    </style:style>
    <style:style style:name="T5" style:family="text">
      <style:text-properties fo:font-size="10.5pt"/>
    </style:style>
    <style:style style:name="T6" style:family="text">
      <style:text-properties fo:background-color="transparent" loext:char-shading-value="0"/>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style="normal" fo:background-color="transparent" loext:char-shading-value="0" style:font-style-asian="normal" style:font-style-complex="normal"/>
    </style:style>
    <style:style style:name="T10" style:family="text">
      <style:text-properties officeooo:rsid="0025ffe5"/>
    </style:style>
    <style:style style:name="T11" style:family="text">
      <style:text-properties officeooo:rsid="0028db5b"/>
    </style:style>
    <style:style style:name="T12" style:family="text">
      <style:text-properties fo:font-style="italic" officeooo:rsid="0028db5b" style:font-style-asian="italic" style:font-style-complex="italic"/>
    </style:style>
    <style:style style:name="T13" style:family="text">
      <style:text-properties officeooo:rsid="0029b91f"/>
    </style:style>
  </office:automatic-styles>
  <office:body>
    <office:text text:use-soft-page-breaks="true">
      <office:forms form:automatic-focus="false" form:apply-design-mode="false"/>
      <text:tracked-changes>
        <text:changed-region xml:id="ct144702048" text:id="ct144702048">
          <text:insertion>
            <office:change-info>
              <dc:creator>Denis Kotlar</dc:creator>
              <dc:date>2017-09-30T15:34:20</dc:date>
            </office:change-info>
          </text:insertion>
        </text:changed-region>
        <text:changed-region xml:id="ct163962928" text:id="ct163962928">
          <text:insertion>
            <office:change-info>
              <dc:creator>Denis Kotlar</dc:creator>
              <dc:date>2017-09-30T15:35:57</dc:date>
            </office:change-info>
          </text:insertion>
        </text:changed-region>
        <text:changed-region xml:id="ct151992848" text:id="ct151992848">
          <text:insertion>
            <office:change-info>
              <dc:creator>Denis Kotlar</dc:creator>
              <dc:date>2017-09-30T15:34:57</dc:date>
            </office:change-info>
          </text:insertion>
        </text:changed-region>
        <text:changed-region xml:id="ct162723440" text:id="ct162723440">
          <text:insertion>
            <office:change-info>
              <dc:creator>Denis Kotlar</dc:creator>
              <dc:date>2017-09-30T15:43:09</dc:date>
            </office:change-info>
          </text:insertion>
        </text:changed-region>
        <text:changed-region xml:id="ct168643392" text:id="ct168643392">
          <text:insertion>
            <office:change-info>
              <dc:creator>Denis Kotlar</dc:creator>
              <dc:date>2017-09-30T15:37:37</dc:date>
            </office:change-info>
          </text:insertion>
        </text:changed-region>
        <text:changed-region xml:id="ct136267440" text:id="ct136267440">
          <text:insertion>
            <office:change-info>
              <dc:creator>Denis Kotlar</dc:creator>
              <dc:date>2017-09-30T15:36:11</dc:date>
            </office:change-info>
          </text:insertion>
        </text:changed-region>
        <text:changed-region xml:id="ct152124384" text:id="ct152124384">
          <text:insertion>
            <office:change-info>
              <dc:creator>Denis Kotlar</dc:creator>
              <dc:date>2017-09-30T15:37:46</dc:date>
            </office:change-info>
          </text:insertion>
        </text:changed-region>
        <text:changed-region xml:id="ct164525744" text:id="ct164525744">
          <text:insertion>
            <office:change-info>
              <dc:creator>Denis Kotlar</dc:creator>
              <dc:date>2017-09-30T15:45:41</dc:date>
            </office:change-info>
          </text:insertion>
        </text:changed-region>
        <text:changed-region xml:id="ct86507568" text:id="ct86507568">
          <text:insertion>
            <office:change-info>
              <dc:creator>Denis Kotlar</dc:creator>
              <dc:date>2018-04-09T08:34:29</dc:date>
            </office:change-info>
          </text:insertion>
        </text:changed-region>
        <text:changed-region xml:id="ct141727456" text:id="ct141727456">
          <text:insertion>
            <office:change-info>
              <dc:creator>Denis Kotlar</dc:creator>
              <dc:date>2017-09-30T15:43:06</dc:date>
            </office:change-info>
          </text:insertion>
        </text:changed-region>
        <text:changed-region xml:id="ct85794720" text:id="ct85794720">
          <text:insertion>
            <office:change-info>
              <dc:creator>Denis Kotlar</dc:creator>
              <dc:date>2017-09-30T15:37:38</dc:date>
            </office:change-info>
          </text:insertion>
        </text:changed-region>
        <text:changed-region xml:id="ct151720352" text:id="ct151720352">
          <text:insertion>
            <office:change-info>
              <dc:creator>Denis Kotlar</dc:creator>
              <dc:date>2017-09-30T15:36:18</dc:date>
            </office:change-info>
          </text:insertion>
        </text:changed-region>
        <text:changed-region xml:id="ct158697392" text:id="ct158697392">
          <text:insertion>
            <office:change-info>
              <dc:creator>Denis Kotlar</dc:creator>
              <dc:date>2017-09-30T15:37:47</dc:date>
            </office:change-info>
          </text:insertion>
        </text:changed-region>
        <text:changed-region xml:id="ct158362208" text:id="ct158362208">
          <text:insertion>
            <office:change-info>
              <dc:creator>Denis Kotlar</dc:creator>
              <dc:date>2017-09-30T15:45:10</dc:date>
            </office:change-info>
          </text:insertion>
        </text:changed-region>
        <text:changed-region xml:id="ct163066096" text:id="ct163066096">
          <text:insertion>
            <office:change-info>
              <dc:creator>Denis Kotlar</dc:creator>
              <dc:date>2018-04-09T08:34:40</dc:date>
            </office:change-info>
          </text:insertion>
        </text:changed-region>
        <text:changed-region xml:id="ct157154672" text:id="ct157154672">
          <text:insertion>
            <office:change-info>
              <dc:creator>Denis Kotlar</dc:creator>
              <dc:date>2017-09-30T15:43:04</dc:date>
            </office:change-info>
          </text:insertion>
        </text:changed-region>
        <text:changed-region xml:id="ct158697616" text:id="ct158697616">
          <text:insertion>
            <office:change-info>
              <dc:creator>Denis Kotlar</dc:creator>
              <dc:date>2017-09-30T15:37:39</dc:date>
            </office:change-info>
          </text:insertion>
        </text:changed-region>
        <text:changed-region xml:id="ct158697840" text:id="ct158697840">
          <text:insertion>
            <office:change-info>
              <dc:creator>Denis Kotlar</dc:creator>
              <dc:date>2017-09-30T15:36:28</dc:date>
            </office:change-info>
          </text:insertion>
        </text:changed-region>
        <text:changed-region xml:id="ct159929136" text:id="ct159929136">
          <text:insertion>
            <office:change-info>
              <dc:creator>Denis Kotlar</dc:creator>
              <dc:date>2017-09-30T15:37:47</dc:date>
            </office:change-info>
          </text:insertion>
        </text:changed-region>
        <text:changed-region xml:id="ct75858080" text:id="ct75858080">
          <text:insertion>
            <office:change-info>
              <dc:creator>Denis Kotlar</dc:creator>
              <dc:date>2017-09-30T15:44:41</dc:date>
            </office:change-info>
          </text:insertion>
        </text:changed-region>
        <text:changed-region xml:id="ct77668816" text:id="ct77668816">
          <text:insertion>
            <office:change-info>
              <dc:creator>Denis Kotlar</dc:creator>
              <dc:date>2018-04-09T08:34:41</dc:date>
            </office:change-info>
          </text:insertion>
        </text:changed-region>
        <text:changed-region xml:id="ct78860240" text:id="ct78860240">
          <text:insertion>
            <office:change-info>
              <dc:creator>Denis Kotlar</dc:creator>
              <dc:date>2017-09-30T15:42:54</dc:date>
            </office:change-info>
          </text:insertion>
        </text:changed-region>
        <text:changed-region xml:id="ct158361776" text:id="ct158361776">
          <text:insertion>
            <office:change-info>
              <dc:creator>Denis Kotlar</dc:creator>
              <dc:date>2017-09-30T15:43:02</dc:date>
            </office:change-info>
          </text:insertion>
        </text:changed-region>
        <text:changed-region xml:id="ct82530080" text:id="ct82530080">
          <text:insertion>
            <office:change-info>
              <dc:creator>Denis Kotlar</dc:creator>
              <dc:date>2017-09-30T15:37:40</dc:date>
            </office:change-info>
          </text:insertion>
        </text:changed-region>
        <text:changed-region xml:id="ct159273744" text:id="ct159273744">
          <text:insertion>
            <office:change-info>
              <dc:creator>Denis Kotlar</dc:creator>
              <dc:date>2017-09-30T15:36:35</dc:date>
            </office:change-info>
          </text:insertion>
        </text:changed-region>
        <text:changed-region xml:id="ct159274096" text:id="ct159274096">
          <text:insertion>
            <office:change-info>
              <dc:creator>Denis Kotlar</dc:creator>
              <dc:date>2017-09-30T15:37:48</dc:date>
            </office:change-info>
          </text:insertion>
        </text:changed-region>
        <text:changed-region xml:id="ct162719504" text:id="ct162719504">
          <text:insertion>
            <office:change-info>
              <dc:creator>Denis Kotlar</dc:creator>
              <dc:date>2017-09-30T15:42:02</dc:date>
            </office:change-info>
          </text:insertion>
        </text:changed-region>
        <text:changed-region xml:id="ct77669104" text:id="ct77669104">
          <text:insertion>
            <office:change-info>
              <dc:creator>Denis Kotlar</dc:creator>
              <dc:date>2018-04-09T08:34:43</dc:date>
            </office:change-info>
          </text:insertion>
        </text:changed-region>
        <text:changed-region xml:id="ct163076960" text:id="ct163076960">
          <text:insertion>
            <office:change-info>
              <dc:creator>Denis Kotlar</dc:creator>
              <dc:date>2018-04-09T14:57:46</dc:date>
            </office:change-info>
          </text:insertion>
        </text:changed-region>
        <text:changed-region xml:id="ct170519728" text:id="ct170519728">
          <text:insertion>
            <office:change-info>
              <dc:creator>Denis Kotlar</dc:creator>
              <dc:date>2018-04-09T14:58:13</dc:date>
            </office:change-info>
          </text:insertion>
        </text:changed-region>
        <text:changed-region xml:id="ct163512624" text:id="ct163512624">
          <text:insertion>
            <office:change-info>
              <dc:creator>Denis Kotlar</dc:creator>
              <dc:date>2016-10-10T11:58:00</dc:date>
            </office:change-info>
          </text:insertion>
        </text:changed-region>
        <text:changed-region xml:id="ct163064288" text:id="ct163064288">
          <text:format-change>
            <office:change-info>
              <dc:creator>Denis Kotlar</dc:creator>
              <dc:date>2018-04-08T15:12:04</dc:date>
            </office:change-info>
          </text:format-change>
        </text:changed-region>
        <text:changed-region xml:id="ct89634176" text:id="ct89634176">
          <text:insertion>
            <office:change-info>
              <dc:creator>Denis Kotlar</dc:creator>
              <dc:date>2018-04-09T08:29:37</dc:date>
            </office:change-info>
          </text:insertion>
        </text:changed-region>
        <text:changed-region xml:id="ct163619264" text:id="ct163619264">
          <text:insertion>
            <office:change-info>
              <dc:creator>Denis Kotlar</dc:creator>
              <dc:date>2017-03-05T11:48:00</dc:date>
            </office:change-info>
          </text:insertion>
        </text:changed-region>
        <text:changed-region xml:id="ct152258496" text:id="ct152258496">
          <text:format-change>
            <office:change-info>
              <dc:creator>Denis Kotlar</dc:creator>
              <dc:date>2018-04-08T15:12:08</dc:date>
            </office:change-info>
          </text:format-change>
        </text:changed-region>
        <text:changed-region xml:id="ct163359904" text:id="ct163359904">
          <text:insertion>
            <office:change-info>
              <dc:creator>Denis Kotlar</dc:creator>
              <dc:date>2017-03-05T11:49:00</dc:date>
            </office:change-info>
          </text:insertion>
        </text:changed-region>
        <text:changed-region xml:id="ct177182144" text:id="ct177182144">
          <text:format-change>
            <office:change-info>
              <dc:creator>Denis Kotlar</dc:creator>
              <dc:date>2018-04-08T15:12:08</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2002861" text:style-name="Outline">
        <text:list-item>
          <text:h text:style-name="P15" text:outline-level="1"><text:bookmark text:name="_error messages"/><text:bookmark-start text:name="__RefHeading__5776_1776152697"/>Error messages<text:bookmark-end text:name="__RefHeading__5776_1776152697"/></text:h>
        </text:list-item>
      </text:list>
      <text:p text:style-name="P10">The system-defined error/event numbers are chosen on an enumerated (<text:span text:style-name="T5">“</text:span>1 of N<text:span text:style-name="T5">”</text:span>) basis. The SCPI-defined error/event numbers and the &lt;error/event_description&gt; portions of the full queue item are listed here. The first error/event described in each class (for example, -100, -200, -300, -400) is a <text:span text:style-name="T5">“</text:span>generic<text:span text:style-name="T5">”</text:span> error.</text:p>
      <text:list xml:id="list103135410409893"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PSU’s SCPI command parser. The occurrence of an error in this class cause the command error bit (CME, bit 5)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1">"</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2">−100,"Command error<text:span text:style-name="T1">"</text:span></text:p>
          </table:table-cell>
          <table:table-cell table:style-name="Table1.A3" office:value-type="string">
            <text:p text:style-name="P8">Generic syntax error.</text:p>
          </table:table-cell>
        </table:table-row>
        <table:table-row>
          <table:table-cell table:style-name="Table1.A4" office:value-type="string">
            <text:p text:style-name="cmd_5f_code">-101,"Invalid character<text:span text:style-name="T1">"</text:span> </text:p>
          </table:table-cell>
          <table:table-cell table:style-name="Table1.B4" office:value-type="string">
            <text:p text:style-name="P6">An invalid character was found in the command string. There may be a character such as #, $, or % in the command keyword or within a parameter. </text:p>
            <text:p text:style-name="P6"/>
            <text:p text:style-name="P6">Example: </text:p>
            <text:p text:style-name="cmd_5f_code_5f_single">OUTP:STAT #ON </text:p>
          </table:table-cell>
        </table:table-row>
        <table:table-row>
          <table:table-cell table:style-name="Table1.A3" office:value-type="string">
            <text:p text:style-name="cmd_5f_code">-103,"Invalid separator<text:span text:style-name="T1">"</text:span> </text:p>
          </table:table-cell>
          <table:table-cell table:style-name="Table1.A3" office:value-type="string">
            <text:p text:style-name="P6">An invalid separator was found in the command string. There may be a comma instead of a colon, semicolon, or blank space, or a blank space instead of a comma. </text:p>
            <text:p text:style-name="P6"/>
            <text:p text:style-name="P6">Example: </text:p>
            <text:p text:style-name="cmd_5f_code_5f_single">TRIG:SOUR,BUS</text:p>
          </table:table-cell>
        </table:table-row>
        <table:table-row table:style-name="Table1.6">
          <table:table-cell table:style-name="Table1.A6" office:value-type="string">
            <text:p text:style-name="cmd_5f_code">-104,"Data type error<text:span text:style-name="T1">"</text:span></text:p>
          </table:table-cell>
          <table:table-cell table:style-name="Table1.A6" office:value-type="string">
            <text:p text:style-name="P6">The wrong parameter type was found in the command string. A string might have been sent when a string was expected, or vice versa. </text:p>
            <text:p text:style-name="P6"/>
            <text:p text:style-name="P6">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1">"</text:span> </text:p>
          </table:table-cell>
          <table:table-cell table:style-name="Table1.A7" office:value-type="string">
            <text:p text:style-name="P6">More parameters were received than expected for the command. There may be an extra parameter, or parameter added to a command that does not accept a parameter.</text:p>
            <text:p text:style-name="P6"/>
            <text:p text:style-name="P6">Example: </text:p>
            <text:p text:style-name="cmd_5f_code_5f_single">INST CH1, CH2</text:p>
          </table:table-cell>
        </table:table-row>
        <table:table-row>
          <table:table-cell table:style-name="Table1.A2" office:value-type="string">
            <text:p text:style-name="cmd_5f_code">-109,"Missing parameter<text:span text:style-name="T1">"</text:span> </text:p>
          </table:table-cell>
          <table:table-cell table:style-name="Table1.A2" office:value-type="string">
            <text:p text:style-name="P6">Fewer parameters were received than expected for the command. One or more parameters that are required for this command was not received.</text:p>
            <text:p text:style-name="P6"/>
            <text:p text:style-name="P6">Example: </text:p>
            <text:p text:style-name="cmd_5f_code_5f_single">APPL</text:p>
          </table:table-cell>
        </table:table-row>
        <table:table-row>
          <table:table-cell table:style-name="Table1.A3" office:value-type="string">
            <text:p text:style-name="cmd_5f_code">-113,"Undefined header<text:span text:style-name="T1">"</text:span></text:p>
          </table:table-cell>
          <table:table-cell table:style-name="Table1.A3" office:value-type="string">
            <text:p text:style-name="P6">A command was received that is not valid for this PSU. The command may have been misspelled, or it may not be a valid command. Short forms of commands, may contain up to four letters.</text:p>
            <text:p text:style-name="P6"/>
            <text:p text:style-name="P6"><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1">"</text:span></text:p>
          </table:table-cell>
          <table:table-cell table:style-name="Table1.A6" office:value-type="string">
            <text:p text:style-name="P6">The numeric suffix attached to a command header is not one of the allowable values.</text:p>
            <text:p text:style-name="P6"/>
            <text:p text:style-name="P6">Example: </text:p>
            <text:p text:style-name="cmd_5f_code_5f_single">STAT:QUES:INST:ISUM3?</text:p>
          </table:table-cell>
        </table:table-row>
        <table:table-row>
          <table:table-cell table:style-name="Table1.A3" office:value-type="string">
            <text:p text:style-name="P2">-131,"Invalid suffix<text:span text:style-name="T1">"</text:span></text:p>
          </table:table-cell>
          <table:table-cell table:style-name="Table1.A3" office:value-type="string">
            <text:p text:style-name="P8">A suffix was incorrectly specified for a numeric parameter. It may have been misspelled.</text:p>
            <text:p text:style-name="P8"/>
            <text:p text:style-name="P8">Example (use A instead of V): </text:p>
            <text:p text:style-name="P14">VOLT 3A</text:p>
          </table:table-cell>
        </table:table-row>
        <table:table-row>
          <table:table-cell table:style-name="Table1.A2" office:value-type="string">
            <text:p text:style-name="P2">-138,"Suffix not allowed<text:span text:style-name="T1">"</text:span></text:p>
          </table:table-cell>
          <table:table-cell table:style-name="Table1.A2" office:value-type="string">
            <text:p text:style-name="P8">A suffix was received following a numeric parameter which does not accept a suffix.</text:p>
            <text:p text:style-name="P8"/>
            <text:p text:style-name="P8">Example (SEC is not a valid suffix):</text:p>
            <text:p text:style-name="P14">STAT:QUES:ENAB 10 SEC</text:p>
          </table:table-cell>
        </table:table-row>
        <table:table-row>
          <table:table-cell table:style-name="Table1.A3" office:value-type="string">
            <text:p text:style-name="P2">-151,"Invalid string data<text:span text:style-name="T1">"</text:span></text:p>
          </table:table-cell>
          <table:table-cell table:style-name="Table1.A3" office:value-type="string">
            <text:p text:style-name="P8">An invalid character string was received. Check to see if you have enclosed the character string in single or double quotes.</text:p>
            <text:p text:style-name="P8"/>
            <text:p text:style-name="P8">Example: </text:p>
            <text:p text:style-name="P14">DISP:TEXT ’ON</text:p>
          </table:table-cell>
        </table:table-row>
      </table:table>
      <text:list xml:id="list103133481912817"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PSU’s execution control block. The occurrence of any error in this class sets the execution error bit (EXE, bit 4)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One of the following events has occurred:</text:p>
      <text:list xml:id="list3584168882" text:style-name="List_20_1">
        <text:list-item>
          <text:p text:style-name="List_20_1_20_Start">A &lt;PROGRAM DATA&gt; element following a header was evaluated by the PSU as outside of its legal input range, or as otherwise inconsistent with the PSU’s capabilities.</text:p>
        </text:list-item>
        <text:list-item>
          <text:p text:style-name="List_20_1_20_End">A valid program message could not be properly executed. <text:s/>Probably due to some PSU condition.</text:p>
        </text:list-item>
      </text:list>
      <text:p text:style-name="Standard">Execution errors will be reported by the PSU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1">"</text:span></text:p>
          </table:table-cell>
          <table:table-cell table:style-name="Table2.B2" office:value-type="string">
            <text:p text:style-name="P6">This is the generic execution error when more specific error is not assigned in the case that command execution failed.</text:p>
          </table:table-cell>
        </table:table-row>
        <table:table-row>
          <table:table-cell table:style-name="Table2.A5" office:value-type="string">
            <text:p text:style-name="cmd_5f_code">-221,"<text:span text:style-name="T7">Settings conflict</text:span><text:span text:style-name="T1">"</text:span></text:p>
          </table:table-cell>
          <table:table-cell table:style-name="Table2.B5" office:value-type="string">
            <text:p text:style-name="P6">Indicates that a legal program data element was parsed but could not be executed due to the current device state. </text:p>
            <text:p text:style-name="P6"/>
            <text:p text:style-name="P6">Example (an attempt to enter low ripple mode while remote programming is activated):</text:p>
            <text:p text:style-name="cmd_5f_code_20_Start">VOLT:PROG EXT</text:p>
            <text:p text:style-name="cmd_5f_code_20_End">LRIP ON</text:p>
          </table:table-cell>
        </table:table-row>
        <table:table-row table:style-name="Table2.1">
          <table:table-cell table:style-name="Table2.A4" office:value-type="string">
            <text:p text:style-name="cmd_5f_code">-222,"Data out of range<text:span text:style-name="T1">"</text:span></text:p>
          </table:table-cell>
          <table:table-cell table:style-name="Table2.A4" office:value-type="string">
            <text:p text:style-name="P6">A numeric parameter value is outside the valid range for the command. </text:p>
            <text:p text:style-name="P6"/>
            <text:p text:style-name="P6"><text:soft-page-break/>Example:</text:p>
            <text:p text:style-name="cmd_5f_code_5f_single">VOLT 166</text:p>
          </table:table-cell>
        </table:table-row>
        <table:table-row>
          <table:table-cell table:style-name="Table2.A5" office:value-type="string">
            <text:p text:style-name="cmd_5f_code">-223,"Too much data<text:span text:style-name="T1">"</text:span></text:p>
          </table:table-cell>
          <table:table-cell table:style-name="Table2.B5" office:value-type="string">
            <text:p text:style-name="P6">A character string was received but could not be executed because the string length was more than 32 characters. This error can be generated by the CALibration:REMark command.</text:p>
          </table:table-cell>
        </table:table-row>
        <table:table-row table:style-name="Table2.1">
          <table:table-cell table:style-name="Table2.A4" office:value-type="string">
            <text:p text:style-name="cmd_5f_code">-224,"Illegal parameter value<text:span text:style-name="T1">"</text:span></text:p>
          </table:table-cell>
          <table:table-cell table:style-name="Table2.A4" office:value-type="string">
            <text:p text:style-name="P6">A discrete parameter was received which was not a valid choice for the command. You may have used an invalid parameter choice.</text:p>
            <text:p text:style-name="P6"/>
            <text:p text:style-name="P6">Example:</text:p>
            <text:p text:style-name="cmd_5f_code_5f_single">VOLT ON </text:p>
          </table:table-cell>
        </table:table-row>
        <table:table-row table:style-name="Table2.1">
          <table:table-cell table:style-name="Table2.A7" office:value-type="string">
            <text:p text:style-name="P4">-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1">"</text:span></text:p>
          </table:table-cell>
          <table:table-cell table:style-name="Table2.A4" office:value-type="string">
            <text:p text:style-name="Standard">Command or query could not be executed because failure is detected during power-up self-test. Use the *TST? command to query self-test results. <text:span text:style-name="T8">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2.1">
          <table:table-cell table:style-name="Table2.A7" office:value-type="string">
            <text:p text:style-name="P1"><text:span text:style-name="T1">-</text:span><text:span text:style-name="T2">241</text:span><text:span text:style-name="T1">,"</text:span><text:span text:style-name="T2">Hardware missing</text:span><text:span text:style-name="T1">"</text:span></text:p>
          </table:table-cell>
          <table:table-cell table:style-name="Table2.A7" office:value-type="string">
            <text:p text:style-name="Standard">Command or query could not be executed because of missing PSU hardware.</text:p>
            <text:p text:style-name="Standard"/>
            <text:p text:style-name="Standard">Example (remote sense cannot be activated when BP_OPTION is false):</text:p>
            <text:p text:style-name="cmd_5f_code_5f_single">OUTP:SENS ON</text:p>
          </table:table-cell>
        </table:table-row>
        <table:table-row table:style-name="Table2.1">
          <table:table-cell table:style-name="Table2.A4" office:value-type="string">
            <text:p text:style-name="cmd_5f_code">-242,"CH1 fault detected<text:span text:style-name="T1">"</text:span></text:p>
          </table:table-cell>
          <table:table-cell table:style-name="Table2.A4" office:value-type="string">
            <text:p text:style-name="Standard">A POWERGOOD signal failure has been detected on Channel 1. If such a condition has happened, PSU firmware will be immediately put into the stand-by mode.</text:p>
          </table:table-cell>
        </table:table-row>
        <table:table-row table:style-name="Table2.1">
          <table:table-cell table:style-name="Table2.A7" office:value-type="string">
            <text:p text:style-name="cmd_5f_code">-243,"CH2 fault detected<text:span text:style-name="T1">"</text:span></text:p>
          </table:table-cell>
          <table:table-cell table:style-name="Table2.A7" office:value-type="string">
            <text:p text:style-name="Standard">A POWERGOOD signal failure has been detected on Channel 2. If such condition has happened, the PSU firmware will be immediately put into the stand-by mode.</text:p>
          </table:table-cell>
        </table:table-row>
        <table:table-row table:style-name="Table2.1">
          <table:table-cell table:style-name="Table2.A4" office:value-type="string">
            <text:p text:style-name="cmd_5f_code">-245,"CH1 output fault detected<text:span text:style-name="T1">"</text:span></text:p>
          </table:table-cell>
          <table:table-cell table:style-name="Table2.A4"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7" office:value-type="string">
            <text:p text:style-name="cmd_5f_code">-246,"CH2 output fault detected<text:span text:style-name="T1">"</text:span></text:p>
          </table:table-cell>
          <table:table-cell table:style-name="Table2.A7" office:value-type="string">
            <text:p text:style-name="Standard">A prohibited state has been detected on the Channel 2 output (e.g., negative power is measured for extended period of time). The Channel 2 output will be turned off.</text:p>
          </table:table-cell>
        </table:table-row>
        <table:table-row table:style-name="Table2.1">
          <table:table-cell table:style-name="Table2.A4" office:value-type="string">
            <text:p text:style-name="cmd_5f_code"><text:change-start text:change-id="ct144702048"/>-250,"Mass storage error<text:change-end text:change-id="ct144702048"/><text:change-start text:change-id="ct163962928"/><text:span text:style-name="T1">"</text:span><text:change-end text:change-id="ct163962928"/></text:p>
          </table:table-cell>
          <table:table-cell table:style-name="Table2.A4" office:value-type="string">
            <text:p text:style-name="Standard"><text:change-start text:change-id="ct151992848"/>Indicates that a SD card error occurred. This error message is generated when the firmware cannot detect the more specific errors described for errors -251 through -258.<text:change-end text:change-id="ct151992848"/></text:p>
          </table:table-cell>
        </table:table-row>
        <table:table-row table:style-name="Table2.1">
          <table:table-cell table:style-name="Table2.A7" office:value-type="string">
            <text:p text:style-name="P2"><text:change-start text:change-id="ct162723440"/>-251<text:change-end text:change-id="ct162723440"/><text:change-start text:change-id="ct168643392"/>,"<text:change-end text:change-id="ct168643392"/><text:change-start text:change-id="ct136267440"/>Missing mass storage<text:change-end text:change-id="ct136267440"/><text:change-start text:change-id="ct152124384"/><text:span text:style-name="T1">"</text:span><text:change-end text:change-id="ct152124384"/></text:p>
          </table:table-cell>
          <table:table-cell table:style-name="Table2.A7" office:value-type="string">
            <text:p text:style-name="P10"><text:change-start text:change-id="ct164525744"/>Command or query could not be executed because of missing mass storage; SD card option was not installed<text:change-end text:change-id="ct164525744"/><text:change-start text:change-id="ct86507568"/>. <text:span text:style-name="T13">(Not implemented yet)</text:span><text:change-end text:change-id="ct86507568"/></text:p>
          </table:table-cell>
        </table:table-row>
        <table:table-row table:style-name="Table2.1">
          <table:table-cell table:style-name="Table2.A4" office:value-type="string">
            <text:p text:style-name="P2"><text:change-start text:change-id="ct141727456"/>-252<text:change-end text:change-id="ct141727456"/><text:change-start text:change-id="ct85794720"/>,"<text:change-end text:change-id="ct85794720"/><text:change-start text:change-id="ct151720352"/>Missing media<text:change-end text:change-id="ct151720352"/><text:change-start text:change-id="ct158697392"/><text:span text:style-name="T1">"</text:span><text:change-end text:change-id="ct158697392"/></text:p>
          </table:table-cell>
          <table:table-cell table:style-name="Table2.A4" office:value-type="string">
            <text:p text:style-name="P12"><text:change-start text:change-id="ct158362208"/>Command or query could not be executed because of a missing SD card.<text:change-end text:change-id="ct158362208"/><text:change-start text:change-id="ct163066096"/> <text:span text:style-name="T13">(Not implemented yet)</text:span><text:change-end text:change-id="ct163066096"/></text:p>
          </table:table-cell>
        </table:table-row>
        <table:table-row table:style-name="Table2.1">
          <table:table-cell table:style-name="Table2.A7" office:value-type="string">
            <text:p text:style-name="P2"><text:change-start text:change-id="ct157154672"/>-253<text:change-end text:change-id="ct157154672"/><text:change-start text:change-id="ct158697616"/>,"<text:change-end text:change-id="ct158697616"/><text:change-start text:change-id="ct158697840"/>Corrupt media<text:change-end text:change-id="ct158697840"/><text:change-start text:change-id="ct159929136"/><text:span text:style-name="T1">"</text:span><text:change-end text:change-id="ct159929136"/></text:p>
          </table:table-cell>
          <table:table-cell table:style-name="Table2.A7" office:value-type="string">
            <text:p text:style-name="P12"><text:change-start text:change-id="ct75858080"/>Command or query could not be executed because of corrupt media; for example, bad SD card or wrong format.<text:change-end text:change-id="ct75858080"/><text:change-start text:change-id="ct77668816"/> <text:span text:style-name="T13">(Not implemented yet)</text:span><text:change-end text:change-id="ct77668816"/></text:p>
          </table:table-cell>
        </table:table-row>
        <table:table-row table:style-name="Table2.1">
          <table:table-cell table:style-name="Table2.A4" office:value-type="string">
            <text:p text:style-name="P2"><text:change-start text:change-id="ct78860240"/>-25<text:change-end text:change-id="ct78860240"/><text:change-start text:change-id="ct158361776"/>4<text:change-end text:change-id="ct158361776"/><text:change-start text:change-id="ct82530080"/>,"<text:change-end text:change-id="ct82530080"/><text:change-start text:change-id="ct159273744"/>Media full<text:change-end text:change-id="ct159273744"/><text:change-start text:change-id="ct159274096"/><text:span text:style-name="T1">"</text:span><text:change-end text:change-id="ct159274096"/></text:p>
          </table:table-cell>
          <table:table-cell table:style-name="Table2.A4" office:value-type="string">
            <text:p text:style-name="P12"><text:change-start text:change-id="ct162719504"/>Command or query could not be executed because the SD card is full.<text:change-end text:change-id="ct162719504"/><text:change-start text:change-id="ct77669104"/> <text:span text:style-name="T13">(Not implemented yet)</text:span><text:change-end text:change-id="ct77669104"/></text:p>
          </table:table-cell>
        </table:table-row>
        <text:soft-page-break/>
        <table:table-row table:style-name="Table2.1">
          <table:table-cell table:style-name="Table2.A7" office:value-type="string">
            <text:p text:style-name="cmd_5f_code">-256,"File name not found<text:span text:style-name="T1">"</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1">"</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1">"</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P5">-<text:span text:style-name="T10">259,"</text:span><text:change-start text:change-id="ct163076960"/><text:span text:style-name="T10">File transfer aborted</text:span><text:change-end text:change-id="ct163076960"/><text:span text:style-name="T3">"</text:span></text:p>
          </table:table-cell>
          <table:table-cell table:style-name="Table2.A4" office:value-type="string">
            <text:p text:style-name="P13">Command or query <text:change-start text:change-id="ct170519728"/><text:span text:style-name="T10">for file transfer is aborted before transfer is completed.</text:span><text:change-end text:change-id="ct170519728"/></text:p>
          </table:table-cell>
        </table:table-row>
      </table:table>
      <text:list xml:id="list103133737322614" text:continue-list="list103133481912817"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text:s/>Most likely, some PSU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40" office:value-type="string">
            <text:p text:style-name="P4">-211,"Trigger ignored"</text:p>
          </table:table-cell>
          <table:table-cell table:style-name="Table43.B40" office:value-type="string">
            <text:p text:style-name="P7">A *TRG was received but the trigger was ignored. The trigger source should be set to the BUS and the trigger subsystem should be initiated by the INITiate[:IMMidate] command.</text:p>
          </table:table-cell>
        </table:table-row>
        <table:table-row>
          <table:table-cell table:style-name="Table43.A39" office:value-type="string">
            <text:p text:style-name="P4">-213,"Init ignored"</text:p>
          </table:table-cell>
          <table:table-cell table:style-name="Table43.B39" office:value-type="string">
            <text:p text:style-name="P7">An INITiate command was received but could not be executed because a measurement was already in progress.</text:p>
          </table:table-cell>
        </table:table-row>
        <table:table-row>
          <table:table-cell table:style-name="Table43.A40" office:value-type="string">
            <text:p text:style-name="P4">-220,"Cannot set range"</text:p>
          </table:table-cell>
          <table:table-cell table:style-name="Table43.B40" office:value-type="string">
            <text:p text:style-name="P9">The measurement range cannot be set because the currently measured value is higher then range max value. </text:p>
            <text:p text:style-name="P9"/>
            <text:p text:style-name="P9">Example:</text:p>
            <text:p text:style-name="cmd_5f_code_20_Start">CURR?</text:p>
            <text:p text:style-name="cmd_5f_code_20_End">2.33</text:p>
            <text:p text:style-name="cmd_5f_code">SENS:CURR:RANG 0.5</text:p>
          </table:table-cell>
        </table:table-row>
        <table:table-row>
          <table:table-cell table:style-name="Table43.A40" office:value-type="string">
            <text:p text:style-name="P4">-310,"System error"</text:p>
          </table:table-cell>
          <table:table-cell table:style-name="Table43.B40" office:value-type="string">
            <text:p text:style-name="P9">An internal firmware error has been detected.</text:p>
          </table:table-cell>
        </table:table-row>
        <table:table-row>
          <table:table-cell table:style-name="Table43.A39" office:value-type="string">
            <text:p text:style-name="cmd_5f_code">-330,"Self-test failed<text:span text:style-name="T1">"</text:span></text:p>
          </table:table-cell>
          <table:table-cell table:style-name="Table43.B39" office:value-type="string">
            <text:p text:style-name="P6">The PSU’s complete self-test failed from the remote interface (*TST? command). In addition to this error, more specific self-test errors are also reported.<text:span text:style-name="T6"> See also </text:span><text:a xlink:type="simple" xlink:href="http://www.envox.hr/eez/bench-power-supply/psu-scpi-reference-manual/psu-scpi-error-messages.html#self-test_err_msg" text:style-name="Internet_20_link" text:visited-style-name="Visited_20_Internet_20_Link"><text:span text:style-name="T6">Section </text:span></text:a><text:a xlink:type="simple" xlink:href="http://www.envox.hr/eez/bench-power-supply/psu-scpi-reference-manual/psu-scpi-error-messages.html#self-test_err_msg" text:style-name="Internet_20_link" text:visited-style-name="Visited_20_Internet_20_Link"><text:span text:style-name="T9">7.3.1</text:span></text:a></text:p>
          </table:table-cell>
        </table:table-row>
        <table:table-row>
          <table:table-cell table:style-name="Table43.A40" office:value-type="string">
            <text:p text:style-name="cmd_5f_code">-350,"Queue overflow<text:span text:style-name="T1">"</text:span></text:p>
          </table:table-cell>
          <table:table-cell table:style-name="Table43.B40" office:value-type="string">
            <text:p text:style-name="P6">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9" office:value-type="string">
            <text:p text:style-name="cmd_5f_code">-363,"Input buffer overrun<text:span text:style-name="T1">"</text:span></text:p>
          </table:table-cell>
          <table:table-cell table:style-name="Table43.B39" office:value-type="string">
            <text:p text:style-name="P6">Input buffer overrun. The Serial or Ethernet port input buffer has lost data due to an overflow.</text:p>
          </table:table-cell>
        </table:table-row>
        <table:table-row>
          <table:table-cell table:style-name="Table43.A40" office:value-type="string">
            <text:p text:style-name="cmd_5f_code">100,"<text:span text:style-name="T1">Channel not found"</text:span></text:p>
          </table:table-cell>
          <table:table-cell table:style-name="Table43.B40" office:value-type="string">
            <text:p text:style-name="P6">A non existing channel number has been specified.</text:p>
            <text:p text:style-name="P6"/>
            <text:p text:style-name="P6">Example:</text:p>
            <text:p text:style-name="cmd_5f_code_20_Start">SOUR3:VOLT?</text:p>
          </table:table-cell>
        </table:table-row>
        <table:table-row>
          <table:table-cell table:style-name="Table43.A39" office:value-type="string">
            <text:p text:style-name="cmd_5f_code">101,"Calibration mode is off<text:span text:style-name="T1">"</text:span></text:p>
          </table:table-cell>
          <table:table-cell table:style-name="Table43.B39" office:value-type="string">
            <text:p text:style-name="Standard">Calibration is not enabled. The PSU will not accept calibration commands.</text:p>
          </table:table-cell>
        </table:table-row>
        <table:table-row>
          <table:table-cell table:style-name="Table43.A40" office:value-type="string">
            <text:p text:style-name="cmd_5f_code">102,"Invalid password<text:span text:style-name="T1">"</text:span></text:p>
          </table:table-cell>
          <table:table-cell table:style-name="Table43.B40" office:value-type="string">
            <text:p text:style-name="Standard">The calibration password is incorrect.</text:p>
          </table:table-cell>
        </table:table-row>
        <text:soft-page-break/>
        <table:table-row>
          <table:table-cell table:style-name="Table43.A39" office:value-type="string">
            <text:p text:style-name="cmd_5f_code">104,"Bad sequence of cal commands<text:span text:style-name="T1">"</text:span></text:p>
          </table:table-cell>
          <table:table-cell table:style-name="Table43.B39" office:value-type="string">
            <text:p text:style-name="Standard">Calibration commands have not been entered in the proper sequence.</text:p>
          </table:table-cell>
        </table:table-row>
        <table:table-row>
          <table:table-cell table:style-name="Table43.A40" office:value-type="string">
            <text:p text:style-name="cmd_5f_code">105,"<text:span text:style-name="T4">P</text:span>assword too long<text:span text:style-name="T1">"</text:span></text:p>
          </table:table-cell>
          <table:table-cell table:style-name="Table43.B40" office:value-type="string">
            <text:p text:style-name="Standard">A calibration password was received which contained more than 16 characters.</text:p>
          </table:table-cell>
        </table:table-row>
        <table:table-row>
          <table:table-cell table:style-name="Table43.A39" office:value-type="string">
            <text:p text:style-name="cmd_5f_code">106,"<text:span text:style-name="T4">P</text:span>assword too short<text:span text:style-name="T1">"</text:span></text:p>
          </table:table-cell>
          <table:table-cell table:style-name="Table43.B39" office:value-type="string">
            <text:p text:style-name="Standard">A calibration password was received which contained less than 4 characters.</text:p>
          </table:table-cell>
        </table:table-row>
        <table:table-row>
          <table:table-cell table:style-name="Table43.A40" office:value-type="string">
            <text:p text:style-name="cmd_5f_code">107,"Cal value out of range<text:span text:style-name="T1">"</text:span></text:p>
          </table:table-cell>
          <table:table-cell table:style-name="Table43.B40" office:value-type="string">
            <text:p text:style-name="Standard">The specified calibration value (CALibration:CURRent:DATA or CALibration:VOLTage:DATA) is not valid for the PSU's present measurement function and range.</text:p>
          </table:table-cell>
        </table:table-row>
        <table:table-row>
          <table:table-cell table:style-name="Table43.A39" office:value-type="string">
            <text:p text:style-name="cmd_5f_code">108,"Cal output disabled<text:span text:style-name="T1">"</text:span></text:p>
          </table:table-cell>
          <table:table-cell table:style-name="Table43.B39" office:value-type="string">
            <text:p text:style-name="Standard">The Calibration operation has been aborted by sending the OUTPut OFF command during an output calibration.</text:p>
          </table:table-cell>
        </table:table-row>
        <table:table-row>
          <table:table-cell table:style-name="Table43.A40" office:value-type="string">
            <text:p text:style-name="cmd_5f_code">109,"Invalid cal data<text:span text:style-name="T1">"</text:span></text:p>
          </table:table-cell>
          <table:table-cell table:style-name="Table43.B40"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9" office:value-type="string">
            <text:p text:style-name="cmd_5f_code">110,"Cal params missing or corrupted<text:span text:style-name="T1">"</text:span></text:p>
          </table:table-cell>
          <table:table-cell table:style-name="Table43.B39" office:value-type="string">
            <text:p text:style-name="Standard">Calibration parameters activation started by the CALibration:STATe ON, <text:span text:style-name="T5">"</text:span>&lt;password&gt;<text:span text:style-name="T5">"</text:span> command failed because calibration has never been conducted or existing parameters are corrupted. </text:p>
          </table:table-cell>
        </table:table-row>
        <table:table-row>
          <table:table-cell table:style-name="Table43.A40" office:value-type="string">
            <text:p text:style-name="cmd_5f_code">111,"No new cal data exists<text:span text:style-name="T1">"</text:span></text:p>
          </table:table-cell>
          <table:table-cell table:style-name="Table43.B40" office:value-type="string">
            <text:p text:style-name="Standard">There was an attempt to save calibration data with the CALibration:SAVE command without calibration data. </text:p>
          </table:table-cell>
        </table:table-row>
        <table:table-row>
          <table:table-cell table:style-name="Table43.A20" office:value-type="string">
            <text:p text:style-name="cmd_5f_code">150,"Power limit exceeded<text:span text:style-name="T1">"</text:span></text:p>
          </table:table-cell>
          <table:table-cell table:style-name="Table43.B20" office:value-type="string">
            <text:p text:style-name="P6">The product of voltage and current exceeds channel power limitation. </text:p>
            <text:p text:style-name="P6"/>
            <text:p text:style-name="P6">For example if channel power limit is 160 W and the following sequence is executed:</text:p>
            <text:p text:style-name="cmd_5f_code_20_Start">VOLT 38</text:p>
            <text:p text:style-name="cmd_5f_code">CURR 4.4</text:p>
          </table:table-cell>
        </table:table-row>
        <table:table-row>
          <table:table-cell table:style-name="Table43.A39" office:value-type="string">
            <text:p text:style-name="cmd_5f_code">151,"Voltage limit exceeded<text:span text:style-name="T1">"</text:span></text:p>
          </table:table-cell>
          <table:table-cell table:style-name="Table43.B39" office:value-type="string">
            <text:p text:style-name="P6">Set voltage exceeds channel capability. </text:p>
            <text:p text:style-name="P6"/>
            <text:p text:style-name="P6">Example:</text:p>
            <text:p text:style-name="cmd_5f_code_20_Start">VOLT 60</text:p>
          </table:table-cell>
        </table:table-row>
        <table:table-row>
          <table:table-cell table:style-name="Table43.A40" office:value-type="string">
            <text:p text:style-name="cmd_5f_code">152,"Current limit exceeded<text:span text:style-name="T1">"</text:span></text:p>
          </table:table-cell>
          <table:table-cell table:style-name="Table43.B40" office:value-type="string">
            <text:p text:style-name="P6">Set current exceeds channel capability. </text:p>
            <text:p text:style-name="P6"/>
            <text:p text:style-name="P6">Example:</text:p>
            <text:p text:style-name="cmd_5f_code_20_Start">CURR 5.5</text:p>
          </table:table-cell>
        </table:table-row>
        <table:table-row>
          <table:table-cell table:style-name="Table43.A39" office:value-type="string">
            <text:p text:style-name="cmd_5f_code">201,"Cannot execute before clearing protection<text:span text:style-name="T1">"</text:span></text:p>
          </table:table-cell>
          <table:table-cell table:style-name="Table43.B39" office:value-type="string">
            <text:p text:style-name="Standard">Example: <text:s/>a command such as OUTP ON cannot be executed on a channel where one or more protections will be tripped.</text:p>
          </table:table-cell>
        </table:table-row>
        <table:table-row>
          <table:table-cell table:style-name="Table43.A40" office:value-type="string">
            <text:p text:style-name="cmd_5f_code">270,"CH1 ADC timeout detected"</text:p>
          </table:table-cell>
          <table:table-cell table:style-name="Table43.B40" office:value-type="string">
            <text:p text:style-name="Standard">Channel 1 has been switched off after 3 consecutive ADC timeouts were detected.</text:p>
          </table:table-cell>
        </table:table-row>
        <table:table-row>
          <table:table-cell table:style-name="Table43.A39" office:value-type="string">
            <text:p text:style-name="cmd_5f_code">304,"Incompatible transient modes"</text:p>
          </table:table-cell>
          <table:table-cell table:style-name="Table43.B39" office:value-type="string">
            <text:p text:style-name="Standard">For example, VOLTage and CURRent cannot be in both STEP and LIST modes at the same time (see [SOURce[&lt;n&gt;]]:CURRent:MODE and [SOURce[&lt;n&gt;]]:VOLTage:MODE)</text:p>
          </table:table-cell>
        </table:table-row>
        <table:table-row>
          <table:table-cell table:style-name="Table43.A40" office:value-type="string">
            <text:p text:style-name="cmd_5f_code">306,"Too many list points"</text:p>
          </table:table-cell>
          <table:table-cell table:style-name="Table43.B40" office:value-type="string">
            <text:p text:style-name="Standard">Too many list points have been specified.</text:p>
          </table:table-cell>
        </table:table-row>
        <table:table-row>
          <table:table-cell table:style-name="Table43.A39" office:value-type="string">
            <text:p text:style-name="cmd_5f_code">307,"List lengths are not equivalent"</text:p>
          </table:table-cell>
          <table:table-cell table:style-name="Table43.B39" office:value-type="string">
            <text:p text:style-name="Standard">One or more lists are not the same length. </text:p>
            <text:p text:style-name="Standard"/>
            <text:p text:style-name="Standard">For example, number of CURRent steps is not equal to one or number of VOLTage steps</text:p>
            <text:p text:style-name="cmd_5f_code_20_Start">LIST:VOLT 0, 5, 10, 15, 20</text:p>
            <text:p text:style-name="cmd_5f_code"><text:soft-page-break/>LIST:CURR 1, 2</text:p>
          </table:table-cell>
        </table:table-row>
        <table:table-row>
          <table:table-cell table:style-name="Table43.A40" office:value-type="string">
            <text:p text:style-name="cmd_5f_code">308,"Cannot be changed while transient trigger is initiated"</text:p>
          </table:table-cell>
          <table:table-cell table:style-name="Table43.B40" office:value-type="string">
            <text:p text:style-name="Standard">An attempt to change a setting which cannot be changed while the instrument is waiting for or executing a trigger sequence.</text:p>
          </table:table-cell>
        </table:table-row>
        <table:table-row>
          <table:table-cell table:style-name="Table43.A39" office:value-type="string">
            <text:p text:style-name="cmd_5f_code">309,"Cannot initiate while in fixed mode"</text:p>
          </table:table-cell>
          <table:table-cell table:style-name="Table43.B39" office:value-type="string">
            <text:p text:style-name="Standard">Cannot initiate transient generator. Either the VOLTage or CURRent function is set to FIXed mode.</text:p>
          </table:table-cell>
        </table:table-row>
        <table:table-row>
          <table:table-cell table:style-name="Table43.A40" office:value-type="string">
            <text:p text:style-name="cmd_5f_code">310,"List not found"</text:p>
          </table:table-cell>
          <table:table-cell table:style-name="Table43.B40" office:value-type="string">
            <text:p text:style-name="Standard">A list cannot be found on the SD card.</text:p>
          </table:table-cell>
        </table:table-row>
        <table:table-row>
          <table:table-cell table:style-name="Table43.A39" office:value-type="string">
            <text:p text:style-name="cmd_5f_code">311,"List is empty"</text:p>
          </table:table-cell>
          <table:table-cell table:style-name="Table43.B39" office:value-type="string">
            <text:p text:style-name="Standard">A list cannot be started because it’s empty.</text:p>
          </table:table-cell>
        </table:table-row>
        <table:table-row>
          <table:table-cell table:style-name="Table43.A40" office:value-type="string">
            <text:p text:style-name="cmd_5f_code">312,"Cannot execute when the channels are coupled"</text:p>
          </table:table-cell>
          <table:table-cell table:style-name="Table43.B40" office:value-type="string">
            <text:p text:style-name="Standard">Cannot execute a command when the channel outputs are coupled.</text:p>
          </table:table-cell>
        </table:table-row>
        <table:table-row>
          <table:table-cell table:style-name="Table43.A39" office:value-type="string">
            <text:p text:style-name="cmd_5f_code">313,"Cannot execute in tracking mode"</text:p>
          </table:table-cell>
          <table:table-cell table:style-name="Table43.B39" office:value-type="string">
            <text:p text:style-name="Standard">Cannot execute a command when the tracking mode is active.</text:p>
          </table:table-cell>
        </table:table-row>
        <table:table-row>
          <table:table-cell table:style-name="Table43.A34" office:value-type="string">
            <text:p text:style-name="P3"><text:change-start text:change-id="ct163512624"/>320,"Firmware update error"<text:change-end text:change-id="ct163512624"/></text:p>
          </table:table-cell>
          <table:table-cell table:style-name="Table43.B34" office:value-type="string">
            <text:p text:style-name="P10"><text:change-start text:change-id="ct163064288"/>An attempt to upload firmware via LAN has failed due to communication error, checksum error, etc.<text:change-end text:change-id="ct163064288"/><text:change-start text:change-id="ct89634176"/> <text:span text:style-name="T11">(</text:span><text:span text:style-name="T12">Not implemented yet</text:span><text:span text:style-name="T11">).</text:span><text:change-end text:change-id="ct89634176"/></text:p>
          </table:table-cell>
        </table:table-row>
        <table:table-row>
          <table:table-cell table:style-name="Table43.A39" office:value-type="string">
            <text:p text:style-name="cmd_5f_code">400,"Cannot load empty profile"</text:p>
          </table:table-cell>
          <table:table-cell table:style-name="Table43.B39" office:value-type="string">
            <text:p text:style-name="Standard">An attempt has been made to recall an empty or erased user profile with *RCL command.</text:p>
          </table:table-cell>
        </table:table-row>
        <table:table-row>
          <table:table-cell table:style-name="Table43.A40" office:value-type="string">
            <text:p text:style-name="cmd_5f_code">500,"Down-programmer on CH1 switched off"</text:p>
          </table:table-cell>
          <table:table-cell table:style-name="Table43.B40" office:value-type="string">
            <text:p text:style-name="Standard">The down programmer has been switched off because a negative output power (<text:span text:style-name="backtick">DP_NEG_LEV</text:span>) has been measured on Channel 1 that has lasted more then <text:span text:style-name="backtick">DP_NEG_DELAY</text:span> seconds.</text:p>
          </table:table-cell>
        </table:table-row>
        <table:table-row>
          <table:table-cell table:style-name="Table43.A39" office:value-type="string">
            <text:p text:style-name="cmd_5f_code">501,"Down-programmer on CH2 switched off"</text:p>
          </table:table-cell>
          <table:table-cell table:style-name="Table43.B39"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38" office:value-type="string">
            <text:p text:style-name="P2"><text:change-start text:change-id="ct163619264"/>505,"External voltage on CH1 detected"<text:change-end text:change-id="ct163619264"/></text:p>
          </table:table-cell>
          <table:table-cell table:style-name="Table43.B38" office:value-type="string">
            <text:p text:style-name="P11"><text:change-start text:change-id="ct152258496"/>An external voltage has been measured (e.g., from a battery or other power source intentionally or mistakenly left connected) on Channel 1 while output is switched from off to on.<text:change-end text:change-id="ct152258496"/> <text:s/><text:span text:style-name="T11">(</text:span><text:span text:style-name="T12">Not implemented yet</text:span><text:span text:style-name="T11">).</text:span></text:p>
          </table:table-cell>
        </table:table-row>
        <table:table-row>
          <table:table-cell table:style-name="Table43.A39" office:value-type="string">
            <text:p text:style-name="P2"><text:change-start text:change-id="ct163359904"/>506,"External voltage on CH2 detected"<text:change-end text:change-id="ct163359904"/></text:p>
          </table:table-cell>
          <table:table-cell table:style-name="Table43.B39" office:value-type="string">
            <text:p text:style-name="P11"><text:change-start text:change-id="ct177182144"/>An external voltage has been measured (e.g., from a battery or other power source intentionally or mistakenly left connected) on Channel 2 while output is switched from off to on.<text:change-end text:change-id="ct177182144"/> <text:s/><text:span text:style-name="T11">(</text:span><text:span text:style-name="T12">Not implemented yet</text:span><text:span text:style-name="T11">).</text:span></text:p>
          </table:table-cell>
        </table:table-row>
        <table:table-row>
          <table:table-cell table:style-name="Table43.A40" office:value-type="string">
            <text:p text:style-name="cmd_5f_code">615,"External EEPROM save failed"</text:p>
          </table:table-cell>
          <table:table-cell table:style-name="Table43.B40" office:value-type="string">
            <text:p text:style-name="Standard">If non-volatile memory (an external EEPROM) is not installed, damaged or not responsive, and <text:span text:style-name="backtick">OPTION_EXT_EEPROM</text:span> is set to 1 (<text:span text:style-name="backtick">conf.h</text:span>) this error will be reported.</text:p>
          </table:table-cell>
        </table:table-row>
      </table:table>
      <text:list xml:id="list103133986797231" text:continue-numbering="true" text:style-name="Outline">
        <text:list-item>
          <text:list>
            <text:list-item>
              <text:list>
                <text:list-item>
                  <text:h text:style-name="Heading_20_3" text:outline-level="3"><text:bookmark text:name="self-test_err_msg"/><text:bookmark-start text:name="__RefHeading__10051_1925441995"/>Self-Test Error Messages<text:bookmark-end text:name="__RefHeading__10051_1925441995"/></text:h>
                </text:list-item>
              </text:list>
            </text:list-item>
          </text:list>
        </text:list-item>
      </text:list>
      <text:p text:style-name="Standard">During power-up, the PSU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5">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6">see </text:span><text:a xlink:type="simple" xlink:href="http://www.envox.hr/eez/bench-power-supply/psu-scpi-reference-manual/psu-scpi-registers-and-queues.html#std_even_stat_reg" text:style-name="Internet_20_link" text:visited-style-name="Visited_20_Internet_20_Link"><text:span text:style-name="T6">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1">"</text:span></text:p>
          </table:table-cell>
          <table:table-cell table:style-name="Table44.A2" office:value-type="string">
            <text:p text:style-name="P10">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1">"</text:span></text:p>
          </table:table-cell>
          <table:table-cell table:style-name="Table44.A3" office:value-type="string">
            <text:p text:style-name="P10">Communication with the Channel 2 I/O expander is not possible. Probably because the I/O expander is not functional.</text:p>
          </table:table-cell>
        </table:table-row>
        <table:table-row>
          <table:table-cell table:style-name="Table44.A2" office:value-type="string">
            <text:p text:style-name="cmd_5f_code">220,"CH1 ADC test failed<text:span text:style-name="T1">"</text:span></text:p>
          </table:table-cell>
          <table:table-cell table:style-name="Table44.A2" office:value-type="string">
            <text:p text:style-name="P10">Communication with the Channel 1 ADC is not possible. Probably because values written into various registers are not equal to the returned values.</text:p>
          </table:table-cell>
        </table:table-row>
        <text:soft-page-break/>
        <table:table-row>
          <table:table-cell table:style-name="Table44.A3" office:value-type="string">
            <text:p text:style-name="cmd_5f_code">221,"CH2 ADC test failed<text:span text:style-name="T1">"</text:span></text:p>
          </table:table-cell>
          <table:table-cell table:style-name="Table44.A3" office:value-type="string">
            <text:p text:style-name="P10">Communication with the Channel 2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1">"</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1">"</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40,"External EEPROM test failed<text:span text:style-name="T1">"</text:span></text:p>
          </table:table-cell>
          <table:table-cell table:style-name="Table44.A2" office:value-type="string">
            <text:p text:style-name="P10">The non-volatile memory on the Arduino board has failed the checksum integrity test.</text:p>
          </table:table-cell>
        </table:table-row>
        <table:table-row>
          <table:table-cell table:style-name="Table44.A3" office:value-type="string">
            <text:p text:style-name="cmd_5f_code">250,"RTC test failed<text:span text:style-name="T1">"</text:span></text:p>
          </table:table-cell>
          <table:table-cell table:style-name="Table44.A3" office:value-type="string">
            <text:p text:style-name="P10">The RTC (real time clock) on the Arduino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1">"</text:span></text:p>
          </table:table-cell>
          <table:table-cell table:style-name="Table44.A2" office:value-type="string">
            <text:p text:style-name="P10">The Ethernet controller on the Arduino Shield board test failed.</text:p>
          </table:table-cell>
        </table:table-row>
        <table:table-row>
          <table:table-cell table:style-name="Table44.A3" office:value-type="string">
            <text:p text:style-name="cmd_5f_code">630,"Fan test failed<text:span text:style-name="T1">"</text:span></text:p>
          </table:table-cell>
          <table:table-cell table:style-name="Table44.A3" office:value-type="string">
            <text:p text:style-name="P10">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7. Error messages</dc:title>
    <meta:document-statistic meta:table-count="4" meta:image-count="0" meta:object-count="0" meta:page-count="7" meta:paragraph-count="247" meta:word-count="2592" meta:character-count="16301" meta:non-whitespace-character-count="13923"/>
    <meta:user-defined meta:name="WebPublish_HTML_Profile">EEZ (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